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BD0000021B23D1DD66219D9698.jpg" manifest:media-type="image/jpeg"/>
  <manifest:file-entry manifest:full-path="Pictures/10000201000002CD00000147569BBE17C8036909.png" manifest:media-type="image/png"/>
  <manifest:file-entry manifest:full-path="Pictures/10000000000002830000015102B02CD55E96FF37.png" manifest:media-type="image/png"/>
  <manifest:file-entry manifest:full-path="Pictures/100002010000020F000001A24526C8F42E527282.png" manifest:media-type="image/png"/>
  <manifest:file-entry manifest:full-path="Pictures/100000000000014D0000019599785A41ABC3FCEA.png" manifest:media-type="image/png"/>
  <manifest:file-entry manifest:full-path="Pictures/10000201000002A8000001B8FABE793214F7CC85.png" manifest:media-type="image/png"/>
  <manifest:file-entry manifest:full-path="Pictures/100000000000021B000001181C4AF4F93E309AE6.png" manifest:media-type="image/png"/>
  <manifest:file-entry manifest:full-path="Pictures/10000201000004B0000002767D0DC927453693CC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fill="bitmap" draw:fill-image-name="Bitmap_20_1" style:repeat="stretch" draw:textarea-vertical-align="middl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subtitle">
      <style:graphic-properties draw:fill-color="#ffffff" draw:auto-grow-height="true" fo:min-height="12.179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bitmap" draw:fill-image-name="Bitmap_20_1" style:repeat="stretch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Programaçao Orientada a Objetos</text:p>
          </draw:text-box>
        </draw:frame>
        <draw:frame draw:style-name="gr1" draw:text-style-name="P1" draw:layer="layout" svg:width="22.2cm" svg:height="14.364cm" svg:x="2.4cm" svg:y="5.036cm">
          <draw:image xlink:href="Pictures/10000201000002A8000001B8FABE793214F7CC8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Git/GitHub</text:p>
          </draw:text-box>
        </draw:frame>
        <draw:frame presentation:style-name="pr4" draw:text-style-name="P3" draw:layer="layout" svg:width="25.2cm" svg:height="12.179cm" svg:x="1.4cm" svg:y="5cm" presentation:class="subtitle" presentation:placeholder="true">
          <draw:text-box/>
        </draw:frame>
        <draw:frame draw:style-name="gr3" draw:text-style-name="P4" draw:layer="layout" svg:width="25.332cm" svg:height="13.298cm" svg:x="1.4cm" svg:y="5cm">
          <draw:image xlink:href="Pictures/10000201000004B0000002767D0DC927453693CC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Modificadores de Acessos</text:p>
          </draw:text-box>
        </draw:frame>
        <draw:frame draw:style-name="gr4" draw:text-style-name="P4" draw:layer="layout" svg:width="10.6cm" svg:height="12.892cm" svg:x="8.2cm" svg:y="4.908cm" presentation:class="graphic" presentation:user-transformed="true">
          <draw:image xlink:href="Pictures/100000000000014D0000019599785A41ABC3FCE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Herança</text:p>
          </draw:text-box>
        </draw:frame>
        <draw:path draw:style-name="gr5" draw:text-style-name="P5" draw:layer="layout" svg:width="20.799cm" svg:height="10.803cm" svg:x="3.2cm" svg:y="5.098cm" svg:viewBox="0 0 20800 10804" svg:d="M0 10804c0-3601 0-7203 0-10804 6933 0 13867 0 20800 0 0 3601 0 7203 0 10804-6933 0-13867 0-20800 0z">
          <text:p/>
        </draw:path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Polimorfismo</text:p>
          </draw:text-box>
        </draw:frame>
        <draw:frame draw:style-name="gr4" draw:text-style-name="P4" draw:layer="layout" svg:width="17.744cm" svg:height="14.073cm" svg:x="5.2cm" svg:y="4.4cm" presentation:class="graphic" presentation:user-transformed="true">
          <draw:image xlink:href="Pictures/100002010000020F000001A24526C8F42E52728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Classes Abstratas</text:p>
          </draw:text-box>
        </draw:frame>
        <draw:frame draw:style-name="gr4" draw:text-style-name="P4" draw:layer="layout" svg:width="24.02cm" svg:height="12.587cm" svg:x="1.4cm" svg:y="5cm" presentation:class="graphic" presentation:user-transformed="true">
          <draw:image xlink:href="Pictures/10000000000002830000015102B02CD55E96FF3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draw:frame presentation:style-name="pr1" draw:layer="layout" svg:width="20cm" svg:height="2cm" svg:x="1.4cm" svg:y="1.6cm" presentation:class="title" presentation:user-transformed="true">
          <draw:text-box>
            <text:p>Interfaces</text:p>
          </draw:text-box>
        </draw:frame>
        <draw:frame draw:style-name="gr3" draw:text-style-name="P4" draw:layer="layout" svg:width="22.394cm" svg:height="10.21cm" svg:x="2.8cm" svg:y="5.99cm">
          <draw:image xlink:href="Pictures/10000201000002CD00000147569BBE17C803690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Statics</text:p>
          </draw:text-box>
        </draw:frame>
        <draw:frame draw:style-name="gr4" draw:text-style-name="P4" draw:layer="layout" svg:width="22.212cm" svg:height="12.509cm" svg:x="2.588cm" svg:y="5.4cm" presentation:class="graphic" presentation:user-transformed="true">
          <draw:image xlink:href="Pictures/10000000000003BD0000021B23D1DD66219D9698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21B000001181C4AF4F93E309A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1:19:53.705375228</meta:creation-date>
    <dc:date>2019-05-14T14:15:26.817702104</dc:date>
    <meta:editing-duration>PT13M44S</meta:editing-duration>
    <meta:editing-cycles>2</meta:editing-cycles>
    <meta:generator>LibreOffice/5.1.6.2$Linux_x86 LibreOffice_project/10m0$Build-2</meta:generator>
    <meta:document-statistic meta:object-count="66"/>
  </office:meta>
</office:document-meta>
</file>